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/>
    </style:style>
    <style:style style:name="gr2" style:family="graphic" style:parent-style-name="standard">
      <style:graphic-properties draw:stroke="none" svg:stroke-color="#000000" draw:fill="none" draw:fill-color="#ffffff" fo:min-height="1.27cm"/>
    </style:style>
    <style:style style:name="gr3" style:family="graphic" style:parent-style-name="standard">
      <style:graphic-properties draw:stroke="none"/>
    </style:style>
    <style:style style:name="gr4" style:family="graphic" style:parent-style-name="standard">
      <style:graphic-properties draw:stroke="none" svg:stroke-color="#000000" draw:fill="none" draw:fill-color="#ffffff" fo:min-height="1.768cm"/>
    </style:style>
    <style:style style:name="gr5" style:family="graphic" style:parent-style-name="standard">
      <style:graphic-properties draw:stroke="none" svg:stroke-color="#000000" draw:fill="none" draw:fill-color="#ffffff" fo:min-height="1.90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heSansMonoConNormal" style:font-style-name="Regular" style:font-pitch="fixed" fo:font-size="1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standard" draw:id="id1" draw:layer="layout" svg:width="5.08cm" svg:height="1.905cm" svg:x="7.832cm" svg:y="2.752cm">
          <text:p text:style-name="P1">statement</text:p>
        </draw:rect>
        <draw:rect draw:style-name="standard" draw:id="id2" draw:layer="layout" svg:width="6.35cm" svg:height="1.905cm" svg:x="7.197cm" svg:y="5.927cm">
          <text:p text:style-name="P2">while statement</text:p>
        </draw:rect>
        <draw:connector draw:style-name="gr1" draw:layer="layout" svg:x1="10.372cm" svg:y1="4.657cm" svg:x2="10.372cm" svg:y2="5.927cm" draw:start-shape="id1" draw:start-glue-point="2" draw:end-shape="id2" draw:end-glue-point="0">
          <text:p text:style-name="P2"/>
        </draw:connector>
        <draw:rect draw:style-name="standard" draw:id="id3" draw:layer="layout" svg:width="5.08cm" svg:height="1.905cm" svg:x="5.292cm" svg:y="9.102cm">
          <text:p text:style-name="P2">condition</text:p>
        </draw:rect>
        <draw:rect draw:style-name="standard" draw:id="id4" draw:layer="layout" svg:width="6.35cm" svg:height="1.905cm" svg:x="12.277cm" svg:y="9.102cm">
          <text:p text:style-name="P2">statement</text:p>
        </draw:rect>
        <draw:connector draw:style-name="gr1" draw:layer="layout" draw:type="line" svg:x1="10.372cm" svg:y1="7.832cm" svg:x2="7.832cm" svg:y2="9.102cm" draw:start-shape="id2" draw:start-glue-point="2" draw:end-shape="id3" draw:end-glue-point="0">
          <text:p text:style-name="P2"/>
        </draw:connector>
        <draw:connector draw:style-name="gr1" draw:layer="layout" draw:type="line" svg:x1="10.372cm" svg:y1="7.832cm" svg:x2="15.452cm" svg:y2="9.102cm" draw:start-shape="id2" draw:start-glue-point="2" draw:end-shape="id4" draw:end-glue-point="0">
          <text:p text:style-name="P2"/>
        </draw:connector>
        <draw:frame draw:style-name="gr2" draw:text-style-name="P3" draw:layer="layout" svg:width="3.175cm" svg:height="1.544cm" svg:x="2.117cm" svg:y="9.263cm">
          <draw:text-box>
            <text:p text:style-name="P3">while (</text:p>
          </draw:text-box>
        </draw:frame>
        <draw:frame draw:style-name="gr3" draw:text-style-name="P3" draw:layer="layout" svg:width="1.27cm" svg:height="0.978cm" svg:x="10.372cm" svg:y="9.537cm">
          <draw:text-box>
            <text:p text:style-name="P3">)</text:p>
          </draw:text-box>
        </draw:frame>
        <draw:rect draw:style-name="standard" draw:id="id5" draw:layer="layout" svg:width="10.16cm" svg:height="1.905cm" svg:x="5.927cm" svg:y="12.277cm">
          <text:p text:style-name="P2">compound statement</text:p>
        </draw:rect>
        <draw:connector draw:style-name="gr1" draw:layer="layout" draw:type="line" svg:x1="15.452cm" svg:y1="11.007cm" svg:x2="11.007cm" svg:y2="12.277cm" draw:start-shape="id4" draw:start-glue-point="2" draw:end-shape="id5" draw:end-glue-point="0">
          <text:p text:style-name="P2"/>
        </draw:connector>
        <draw:frame draw:style-name="gr4" draw:text-style-name="P3" draw:layer="layout" svg:width="1.27cm" svg:height="2.042cm" svg:x="0.847cm" svg:y="15.315cm">
          <draw:text-box>
            <text:p text:style-name="P3">{</text:p>
          </draw:text-box>
        </draw:frame>
        <draw:frame draw:style-name="gr4" draw:text-style-name="P3" draw:layer="layout" svg:width="1.27cm" svg:height="2.042cm" svg:x="17.992cm" svg:y="15.452cm">
          <draw:text-box>
            <text:p text:style-name="P3">}</text:p>
          </draw:text-box>
        </draw:frame>
        <draw:connector draw:style-name="gr1" draw:layer="layout" draw:type="line" svg:x1="5.292cm" svg:y1="17.357cm" svg:x2="5.292cm" svg:y2="18.627cm" draw:start-shape="id6" draw:start-glue-point="2" draw:end-shape="id7" draw:end-glue-point="0">
          <text:p text:style-name="P2"/>
        </draw:connector>
        <draw:connector draw:style-name="gr1" draw:layer="layout" draw:type="line" svg:x1="14.182cm" svg:y1="17.357cm" svg:x2="14.182cm" svg:y2="18.553cm" draw:start-shape="id8" draw:start-glue-point="2" draw:end-shape="id9" draw:end-glue-point="0">
          <text:p text:style-name="P2"/>
        </draw:connector>
        <draw:rect draw:style-name="standard" draw:id="id7" draw:layer="layout" svg:width="7.62cm" svg:height="1.905cm" svg:x="1.482cm" svg:y="18.627cm">
          <text:p text:style-name="P1">expression statement</text:p>
        </draw:rect>
        <draw:rect draw:style-name="standard" draw:id="id9" draw:layer="layout" svg:width="7.62cm" svg:height="1.905cm" svg:x="10.372cm" svg:y="18.553cm">
          <text:p text:style-name="P1">expression statement</text:p>
        </draw:rect>
        <draw:rect draw:style-name="standard" draw:id="id10" draw:layer="layout" svg:width="5.08cm" svg:height="1.905cm" svg:x="2.117cm" svg:y="21.728cm">
          <text:p text:style-name="P2">expression</text:p>
        </draw:rect>
        <draw:frame draw:style-name="gr5" draw:text-style-name="P3" draw:layer="layout" svg:width="1.27cm" svg:height="2.179cm" svg:x="7.197cm" svg:y="21.528cm">
          <draw:text-box>
            <text:p text:style-name="P3">;</text:p>
          </draw:text-box>
        </draw:frame>
        <draw:connector draw:style-name="gr1" draw:layer="layout" draw:type="line" svg:x1="5.292cm" svg:y1="20.532cm" svg:x2="4.657cm" svg:y2="21.728cm" draw:start-shape="id7" draw:start-glue-point="2" draw:end-shape="id10" draw:end-glue-point="0">
          <text:p text:style-name="P2"/>
        </draw:connector>
        <draw:rect draw:style-name="standard" draw:id="id11" draw:layer="layout" svg:width="5.08cm" svg:height="1.905cm" svg:x="12.277cm" svg:y="21.654cm">
          <text:p text:style-name="P2">expression</text:p>
        </draw:rect>
        <draw:frame draw:style-name="gr5" draw:text-style-name="P3" draw:layer="layout" svg:width="1.27cm" svg:height="2.179cm" svg:x="17.357cm" svg:y="21.454cm">
          <draw:text-box>
            <text:p text:style-name="P3">;</text:p>
          </draw:text-box>
        </draw:frame>
        <draw:connector draw:style-name="gr1" draw:layer="layout" draw:type="line" svg:x1="14.182cm" svg:y1="20.458cm" svg:x2="14.817cm" svg:y2="21.654cm" draw:start-shape="id9" draw:start-glue-point="2" draw:end-shape="id11" draw:end-glue-point="0">
          <text:p text:style-name="P2"/>
        </draw:connector>
        <draw:rect draw:style-name="standard" draw:id="id6" draw:layer="layout" svg:width="5.08cm" svg:height="1.905cm" svg:x="2.752cm" svg:y="15.452cm">
          <text:p text:style-name="P1">statement</text:p>
        </draw:rect>
        <draw:rect draw:style-name="standard" draw:id="id8" draw:layer="layout" svg:width="5.08cm" svg:height="1.905cm" svg:x="11.642cm" svg:y="15.452cm">
          <text:p text:style-name="P1">statement</text:p>
        </draw:rect>
        <draw:connector draw:style-name="gr1" draw:layer="layout" draw:type="line" svg:x1="11.007cm" svg:y1="14.182cm" svg:x2="5.292cm" svg:y2="15.452cm" draw:start-shape="id5" draw:start-glue-point="2" draw:end-shape="id6" draw:end-glue-point="0">
          <text:p text:style-name="P2"/>
        </draw:connector>
        <draw:connector draw:style-name="gr1" draw:layer="layout" draw:type="line" svg:x1="11.007cm" svg:y1="14.182cm" svg:x2="14.182cm" svg:y2="15.452cm" draw:start-shape="id5" draw:start-glue-point="2" draw:end-shape="id8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.025cm" svg:stroke-color="#000000" draw:marker-start-width="0.33cm" draw:marker-start-center="false" draw:marker-end-width="0.3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Albany AMT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847cm" fo:margin-bottom="1.723cm" fo:margin-left="0.847cm" fo:margin-right="0.87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Ray Lischner</meta:initial-creator>
    <meta:creation-date>2006-05-24T13:33:44</meta:creation-date>
    <dc:creator>Ray Lischner</dc:creator>
    <dc:date>2006-05-24T13:43:20</dc:date>
    <dc:language>en-US</dc:language>
    <meta:editing-cycles>2</meta:editing-cycles>
    <meta:editing-duration>PT9M39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